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5B0000024782317FF9.jpg"/>
  <manifest:file-entry manifest:media-type="image/jpeg" manifest:full-path="Pictures/100000000000035B00000247E5681D1D.jpg"/>
  <manifest:file-entry manifest:media-type="image/jpeg" manifest:full-path="Pictures/100000000000035B00000247786E1D67.jpg"/>
  <manifest:file-entry manifest:media-type="image/jpeg" manifest:full-path="Pictures/100000000000035B000002470B2B9240.jpg"/>
  <manifest:file-entry manifest:media-type="image/jpeg" manifest:full-path="Pictures/100000000000035B00000247DDA9C121.jpg"/>
  <manifest:file-entry manifest:media-type="image/jpeg" manifest:full-path="Pictures/100000000000035B000002623B9058A6.jpg"/>
  <manifest:file-entry manifest:media-type="image/jpeg" manifest:full-path="Pictures/100000000000035B00000247A552E7D1.jpg"/>
  <manifest:file-entry manifest:media-type="image/jpeg" manifest:full-path="Pictures/100000000000035B000002470E5DFD82.jpg"/>
  <manifest:file-entry manifest:media-type="image/jpeg" manifest:full-path="Pictures/100000000000035B000002478DC4F78E.jpg"/>
  <manifest:file-entry manifest:media-type="image/jpeg" manifest:full-path="Pictures/100000000000035B000002475476A695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r2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omyślnie">
        <draw:frame draw:style-name="gr1" draw:text-style-name="P1" draw:layer="layout" svg:width="21.818cm" svg:height="15.493cm" svg:x="3.193cm" svg:y="2.782cm">
          <draw:image xlink:href="Pictures/100000000000035B000002623B9058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0B2B92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82317F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8DC4F7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DDA9C12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786E1D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E5681D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0E5DFD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A552E7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draw:frame draw:style-name="gr1" draw:text-style-name="P1" draw:layer="layout" svg:width="21.818cm" svg:height="14.807cm" svg:x="3.193cm" svg:y="3.125cm">
          <draw:image xlink:href="Pictures/100000000000035B000002475476A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3T17:15:42.69</meta:creation-date>
    <meta:editing-duration>PT18M26S</meta:editing-duration>
    <meta:editing-cycles>2</meta:editing-cycles>
    <dc:date>2013-11-03T17:19:05.43</dc:date>
    <meta:document-statistic meta:object-count="51"/>
    <meta:generator>OpenOffice.org/3.4.1$Win32 OpenOffice.org_project/341m1$Build-9593</meta:generator>
  </office:meta>
</office:document-meta>
</file>